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estSupport.getSourceFromClassPath( String fileOn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TestSupport.getBea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TestSupport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TestSuppor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TestSupport.SpringTes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TestSupport.assertExchangeWorked( MessageExchange 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TestSupport.assertMessagesReceived( MessageList messageLis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TestSupport.SpringTestSup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estSupport.textValueOfXPath( Node node , String x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